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P4" style:family="paragraph" style:parent-style-name="Text_20_body" style:list-style-name="L2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zure Container Registry Cheat Sheet​</text:h>
      <text:p text:style-name="Text_20_body"><text:span text:style-name="Strong_20_Emphasis">Azure Container Registry</text:span> is a managed, private <text:span text:style-name="Strong_20_Emphasis">Docker registry</text:span> service based on the <text:span text:style-name="Strong_20_Emphasis">open-source Docker Registry 2.0</text:span>​</text:p>
      <text:p text:style-name="Text_20_body">Use <text:span text:style-name="Strong_20_Emphasis">Azure Container Registries</text:span> with your existing container development and deployment pipelines, ​</text:p>
      <text:p text:style-name="Text_20_body">Use <text:span text:style-name="Strong_20_Emphasis">Azure Container Registry Tasks</text:span> to build container images in Azure.​</text:p>
      <text:p text:style-name="Text_20_body">Pull images from an Azure container registry to various <text:span text:style-name="Strong_20_Emphasis">deployment targets</text:span>:​</text:p>
      <text:list xml:id="list3237836148" text:style-name="L1">
        <text:list-item>
          <text:p text:style-name="P3">Kubernetes​ </text:p>
        </text:list-item>
        <text:list-item>
          <text:p text:style-name="P3">DC/OS​ </text:p>
        </text:list-item>
        <text:list-item>
          <text:p text:style-name="P1">Docker Swarm​ </text:p>
        </text:list-item>
      </text:list>
      <text:p text:style-name="Text_20_body"><text:span text:style-name="Strong_20_Emphasis">Azure Container Registry (ACR) Tasks</text:span> allow you to <text:span text:style-name="Strong_20_Emphasis">automate OS and framework patching</text:span> for your Docker containers.​</text:p>
      <text:list xml:id="list3025084318" text:style-name="L2">
        <text:list-item>
          <text:p text:style-name="P4">You can <text:span text:style-name="Strong_20_Emphasis">trigger automated</text:span> builds by:​ </text:p>
          <text:list>
            <text:list-item>
              <text:p text:style-name="P4">source code updates​ </text:p>
            </text:list-item>
            <text:list-item>
              <text:p text:style-name="P4">updates to a container's base image​ </text:p>
            </text:list-item>
            <text:list-item>
              <text:p text:style-name="P4">Timers on a schedule​ </text:p>
            </text:list-item>
          </text:list>
        </text:list-item>
        <text:list-item>
          <text:p text:style-name="P4">You can create <text:span text:style-name="Strong_20_Emphasis">multi-step</text:span> tasks​ </text:p>
        </text:list-item>
        <text:list-item>
          <text:p text:style-name="P4">Each ACR Task has an associated <text:span text:style-name="Strong_20_Emphasis">source code context​</text:span> </text:p>
        </text:list-item>
        <text:list-item>
          <text:p text:style-name="P2">Tasks can take advantage of <text:span text:style-name="Strong_20_Emphasis">run variables</text:span>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0:04:10.215644259</meta:creation-date>
    <dc:date>2022-05-09T10:04:25.818260290</dc:date>
    <meta:editing-duration>PT16S</meta:editing-duration>
    <meta:editing-cycles>1</meta:editing-cycles>
    <meta:document-statistic meta:table-count="0" meta:image-count="0" meta:object-count="0" meta:page-count="1" meta:paragraph-count="16" meta:word-count="127" meta:character-count="801" meta:non-whitespace-character-count="674"/>
    <meta:generator>LibreOffice/6.4.7.2$Linux_X86_64 LibreOffice_project/40$Build-2</meta:generator>
  </office:meta>
</office:document-meta>
</file>